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office:value-type="string" calcext:value-type="string">
            <text:p>.</text:p>
          </table:table-cell>
          <table:table-cell table:number-columns-repeated="2"/>
          <table:table-cell table:formula="of:=[.F13]+[.E14]" office:value-type="float" office:value="773" calcext:value-type="float">
            <text:p>773</text:p>
          </table:table-cell>
          <table:table-cell/>
          <table:table-cell table:formula="of:=[.H13]+[.G1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455.6604" calcext:value-type="currency">
            <text:p>$455,66</text:p>
          </table:table-cell>
          <table:table-cell table:style-name="ce22" table:formula="of:=[.A14]*budgetjour-[.N14]" office:value-type="currency" office:currency="USD" office:value="194.3396" calcext:value-type="currency">
            <text:p>$194,34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773" calcext:value-type="float">
            <text:p>773</text:p>
          </table:table-cell>
          <table:table-cell/>
          <table:table-cell table:formula="of:=[.H14]+[.G1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455.6604" calcext:value-type="currency">
            <text:p>$455,66</text:p>
          </table:table-cell>
          <table:table-cell table:style-name="ce22" table:formula="of:=[.A15]*budgetjour-[.N15]" office:value-type="currency" office:currency="USD" office:value="244.3396" calcext:value-type="currency">
            <text:p>$244,34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773" calcext:value-type="float">
            <text:p>773</text:p>
          </table:table-cell>
          <table:table-cell/>
          <table:table-cell table:formula="of:=[.H15]+[.G1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455.6604" calcext:value-type="currency">
            <text:p>$455,66</text:p>
          </table:table-cell>
          <table:table-cell table:style-name="ce22" table:formula="of:=[.A16]*budgetjour-[.N16]" office:value-type="currency" office:currency="USD" office:value="294.3396" calcext:value-type="currency">
            <text:p>$294,3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773" calcext:value-type="float">
            <text:p>773</text:p>
          </table:table-cell>
          <table:table-cell/>
          <table:table-cell table:formula="of:=[.H16]+[.G1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455.6604" calcext:value-type="currency">
            <text:p>$455,66</text:p>
          </table:table-cell>
          <table:table-cell table:style-name="ce22" table:formula="of:=[.A17]*budgetjour-[.N17]" office:value-type="currency" office:currency="USD" office:value="344.3396" calcext:value-type="currency">
            <text:p>$344,34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773" calcext:value-type="float">
            <text:p>773</text:p>
          </table:table-cell>
          <table:table-cell/>
          <table:table-cell table:formula="of:=[.H17]+[.G1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455.6604" calcext:value-type="currency">
            <text:p>$455,66</text:p>
          </table:table-cell>
          <table:table-cell table:style-name="ce22" table:formula="of:=[.A18]*budgetjour-[.N18]" office:value-type="currency" office:currency="USD" office:value="394.3396" calcext:value-type="currency">
            <text:p>$394,34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773" calcext:value-type="float">
            <text:p>773</text:p>
          </table:table-cell>
          <table:table-cell/>
          <table:table-cell table:formula="of:=[.H18]+[.G1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455.6604" calcext:value-type="currency">
            <text:p>$455,66</text:p>
          </table:table-cell>
          <table:table-cell table:style-name="ce22" table:formula="of:=[.A19]*budgetjour-[.N19]" office:value-type="currency" office:currency="USD" office:value="444.3396" calcext:value-type="currency">
            <text:p>$444,34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773" calcext:value-type="float">
            <text:p>773</text:p>
          </table:table-cell>
          <table:table-cell/>
          <table:table-cell table:formula="of:=[.H19]+[.G2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455.6604" calcext:value-type="currency">
            <text:p>$455,66</text:p>
          </table:table-cell>
          <table:table-cell table:style-name="ce22" table:formula="of:=[.A20]*budgetjour-[.N20]" office:value-type="currency" office:currency="USD" office:value="494.3396" calcext:value-type="currency">
            <text:p>$494,34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773" calcext:value-type="float">
            <text:p>773</text:p>
          </table:table-cell>
          <table:table-cell/>
          <table:table-cell table:formula="of:=[.H20]+[.G2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455.6604" calcext:value-type="currency">
            <text:p>$455,66</text:p>
          </table:table-cell>
          <table:table-cell table:style-name="ce22" table:formula="of:=[.A21]*budgetjour-[.N21]" office:value-type="currency" office:currency="USD" office:value="544.3396" calcext:value-type="currency">
            <text:p>$544,34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773" calcext:value-type="float">
            <text:p>773</text:p>
          </table:table-cell>
          <table:table-cell/>
          <table:table-cell table:formula="of:=[.H21]+[.G2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455.6604" calcext:value-type="currency">
            <text:p>$455,66</text:p>
          </table:table-cell>
          <table:table-cell table:style-name="ce22" table:formula="of:=[.A22]*budgetjour-[.N22]" office:value-type="currency" office:currency="USD" office:value="594.3396" calcext:value-type="currency">
            <text:p>$594,34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773" calcext:value-type="float">
            <text:p>773</text:p>
          </table:table-cell>
          <table:table-cell/>
          <table:table-cell table:formula="of:=[.H22]+[.G2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455.6604" calcext:value-type="currency">
            <text:p>$455,66</text:p>
          </table:table-cell>
          <table:table-cell table:style-name="ce22" table:formula="of:=[.A23]*budgetjour-[.N23]" office:value-type="currency" office:currency="USD" office:value="644.3396" calcext:value-type="currency">
            <text:p>$6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773" calcext:value-type="float">
            <text:p>773</text:p>
          </table:table-cell>
          <table:table-cell/>
          <table:table-cell table:formula="of:=[.H23]+[.G2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455.6604" calcext:value-type="currency">
            <text:p>$455,66</text:p>
          </table:table-cell>
          <table:table-cell table:style-name="ce22" table:formula="of:=[.A24]*budgetjour-[.N24]" office:value-type="currency" office:currency="USD" office:value="694.3396" calcext:value-type="currency">
            <text:p>$6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773" calcext:value-type="float">
            <text:p>773</text:p>
          </table:table-cell>
          <table:table-cell/>
          <table:table-cell table:formula="of:=[.H24]+[.G2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455.6604" calcext:value-type="currency">
            <text:p>$455,66</text:p>
          </table:table-cell>
          <table:table-cell table:style-name="ce22" table:formula="of:=[.A25]*budgetjour-[.N25]" office:value-type="currency" office:currency="USD" office:value="744.3396" calcext:value-type="currency">
            <text:p>$7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773" calcext:value-type="float">
            <text:p>773</text:p>
          </table:table-cell>
          <table:table-cell/>
          <table:table-cell table:formula="of:=[.H25]+[.G2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455.6604" calcext:value-type="currency">
            <text:p>$455,66</text:p>
          </table:table-cell>
          <table:table-cell table:style-name="ce22" table:formula="of:=[.A26]*budgetjour-[.N26]" office:value-type="currency" office:currency="USD" office:value="794.3396" calcext:value-type="currency">
            <text:p>$7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773" calcext:value-type="float">
            <text:p>773</text:p>
          </table:table-cell>
          <table:table-cell/>
          <table:table-cell table:formula="of:=[.H26]+[.G2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455.6604" calcext:value-type="currency">
            <text:p>$455,66</text:p>
          </table:table-cell>
          <table:table-cell table:style-name="ce22" table:formula="of:=[.A27]*budgetjour-[.N27]" office:value-type="currency" office:currency="USD" office:value="844.3396" calcext:value-type="currency">
            <text:p>$8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773" calcext:value-type="float">
            <text:p>773</text:p>
          </table:table-cell>
          <table:table-cell/>
          <table:table-cell table:formula="of:=[.H27]+[.G2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455.6604" calcext:value-type="currency">
            <text:p>$455,66</text:p>
          </table:table-cell>
          <table:table-cell table:style-name="ce22" table:formula="of:=[.A28]*budgetjour-[.N28]" office:value-type="currency" office:currency="USD" office:value="894.3396" calcext:value-type="currency">
            <text:p>$8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773" calcext:value-type="float">
            <text:p>773</text:p>
          </table:table-cell>
          <table:table-cell/>
          <table:table-cell table:formula="of:=[.H28]+[.G2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455.6604" calcext:value-type="currency">
            <text:p>$455,66</text:p>
          </table:table-cell>
          <table:table-cell table:style-name="ce22" table:formula="of:=[.A29]*budgetjour-[.N29]" office:value-type="currency" office:currency="USD" office:value="944.3396" calcext:value-type="currency">
            <text:p>$9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773" calcext:value-type="float">
            <text:p>773</text:p>
          </table:table-cell>
          <table:table-cell/>
          <table:table-cell table:formula="of:=[.H29]+[.G3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455.6604" calcext:value-type="currency">
            <text:p>$455,66</text:p>
          </table:table-cell>
          <table:table-cell table:style-name="ce22" table:formula="of:=[.A30]*budgetjour-[.N30]" office:value-type="currency" office:currency="USD" office:value="994.3396" calcext:value-type="currency">
            <text:p>$9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773" calcext:value-type="float">
            <text:p>773</text:p>
          </table:table-cell>
          <table:table-cell table:style-name="Default"/>
          <table:table-cell table:formula="of:=[.H30]+[.G3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455.6604" calcext:value-type="currency">
            <text:p>$455,66</text:p>
          </table:table-cell>
          <table:table-cell table:style-name="ce22" table:formula="of:=[.A31]*budgetjour-[.N31]" office:value-type="currency" office:currency="USD" office:value="1044.3396" calcext:value-type="currency">
            <text:p>$1 0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773" calcext:value-type="float">
            <text:p>773</text:p>
          </table:table-cell>
          <table:table-cell/>
          <table:table-cell table:formula="of:=[.H31]+[.G3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455.6604" calcext:value-type="currency">
            <text:p>$455,66</text:p>
          </table:table-cell>
          <table:table-cell table:style-name="ce22" table:formula="of:=[.A32]*budgetjour-[.N32]" office:value-type="currency" office:currency="USD" office:value="1094.3396" calcext:value-type="currency">
            <text:p>$1 0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773" calcext:value-type="float">
            <text:p>773</text:p>
          </table:table-cell>
          <table:table-cell/>
          <table:table-cell table:formula="of:=[.H32]+[.G3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455.6604" calcext:value-type="currency">
            <text:p>$455,66</text:p>
          </table:table-cell>
          <table:table-cell table:style-name="ce22" table:formula="of:=[.A33]*budgetjour-[.N33]" office:value-type="currency" office:currency="USD" office:value="1144.3396" calcext:value-type="currency">
            <text:p>$1 1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773" calcext:value-type="float">
            <text:p>773</text:p>
          </table:table-cell>
          <table:table-cell/>
          <table:table-cell table:formula="of:=[.H33]+[.G3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455.6604" calcext:value-type="currency">
            <text:p>$455,66</text:p>
          </table:table-cell>
          <table:table-cell table:style-name="ce22" table:formula="of:=[.A34]*budgetjour-[.N34]" office:value-type="currency" office:currency="USD" office:value="1194.3396" calcext:value-type="currency">
            <text:p>$1 1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773" calcext:value-type="float">
            <text:p>773</text:p>
          </table:table-cell>
          <table:table-cell/>
          <table:table-cell table:formula="of:=[.H34]+[.G3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455.6604" calcext:value-type="currency">
            <text:p>$455,66</text:p>
          </table:table-cell>
          <table:table-cell table:style-name="ce22" table:formula="of:=[.A35]*budgetjour-[.N35]" office:value-type="currency" office:currency="USD" office:value="1244.3396" calcext:value-type="currency">
            <text:p>$1 2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773" calcext:value-type="float">
            <text:p>773</text:p>
          </table:table-cell>
          <table:table-cell/>
          <table:table-cell table:formula="of:=[.H35]+[.G3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455.6604" calcext:value-type="currency">
            <text:p>$455,66</text:p>
          </table:table-cell>
          <table:table-cell table:style-name="ce22" table:formula="of:=[.A36]*budgetjour-[.N36]" office:value-type="currency" office:currency="USD" office:value="1294.3396" calcext:value-type="currency">
            <text:p>$1 2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773" calcext:value-type="float">
            <text:p>773</text:p>
          </table:table-cell>
          <table:table-cell/>
          <table:table-cell table:formula="of:=[.H36]+[.G3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455.6604" calcext:value-type="currency">
            <text:p>$455,66</text:p>
          </table:table-cell>
          <table:table-cell table:style-name="ce22" table:formula="of:=[.A37]*budgetjour-[.N37]" office:value-type="currency" office:currency="USD" office:value="1344.3396" calcext:value-type="currency">
            <text:p>$1 3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773" calcext:value-type="float">
            <text:p>773</text:p>
          </table:table-cell>
          <table:table-cell/>
          <table:table-cell table:formula="of:=[.H37]+[.G3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455.6604" calcext:value-type="currency">
            <text:p>$455,66</text:p>
          </table:table-cell>
          <table:table-cell table:style-name="ce22" table:formula="of:=[.A38]*budgetjour-[.N38]" office:value-type="currency" office:currency="USD" office:value="1394.3396" calcext:value-type="currency">
            <text:p>$1 3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773" calcext:value-type="float">
            <text:p>773</text:p>
          </table:table-cell>
          <table:table-cell/>
          <table:table-cell table:formula="of:=[.H38]+[.G3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455.6604" calcext:value-type="currency">
            <text:p>$455,66</text:p>
          </table:table-cell>
          <table:table-cell table:style-name="ce22" table:formula="of:=[.A39]*budgetjour-[.N39]" office:value-type="currency" office:currency="USD" office:value="1444.3396" calcext:value-type="currency">
            <text:p>$1 4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773" calcext:value-type="float">
            <text:p>773</text:p>
          </table:table-cell>
          <table:table-cell/>
          <table:table-cell table:formula="of:=[.H39]+[.G4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455.6604" calcext:value-type="currency">
            <text:p>$455,66</text:p>
          </table:table-cell>
          <table:table-cell table:style-name="ce22" table:formula="of:=[.A40]*budgetjour-[.N40]" office:value-type="currency" office:currency="USD" office:value="1494.3396" calcext:value-type="currency">
            <text:p>$1 4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773" calcext:value-type="float">
            <text:p>773</text:p>
          </table:table-cell>
          <table:table-cell/>
          <table:table-cell table:formula="of:=[.H40]+[.G4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455.6604" calcext:value-type="currency">
            <text:p>$455,66</text:p>
          </table:table-cell>
          <table:table-cell table:style-name="ce22" table:formula="of:=[.A41]*budgetjour-[.N41]" office:value-type="currency" office:currency="USD" office:value="1544.3396" calcext:value-type="currency">
            <text:p>$1 5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773" calcext:value-type="float">
            <text:p>773</text:p>
          </table:table-cell>
          <table:table-cell/>
          <table:table-cell table:formula="of:=[.H41]+[.G4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455.6604" calcext:value-type="currency">
            <text:p>$455,66</text:p>
          </table:table-cell>
          <table:table-cell table:style-name="ce22" table:formula="of:=[.A42]*budgetjour-[.N42]" office:value-type="currency" office:currency="USD" office:value="1594.3396" calcext:value-type="currency">
            <text:p>$1 59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773" calcext:value-type="float">
            <text:p>773</text:p>
          </table:table-cell>
          <table:table-cell/>
          <table:table-cell table:formula="of:=[.H42]+[.G4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455.6604" calcext:value-type="currency">
            <text:p>$455,66</text:p>
          </table:table-cell>
          <table:table-cell table:style-name="ce22" table:formula="of:=[.A43]*budgetjour-[.N43]" office:value-type="currency" office:currency="USD" office:value="1644.3396" calcext:value-type="currency">
            <text:p>$1 644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773" calcext:value-type="float">
            <text:p>773</text:p>
          </table:table-cell>
          <table:table-cell/>
          <table:table-cell table:formula="of:=[.H43]+[.G4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455.6604" calcext:value-type="currency">
            <text:p>$455,66</text:p>
          </table:table-cell>
          <table:table-cell table:style-name="ce22" table:formula="of:=[.A44]*budgetjour-[.N44]" office:value-type="currency" office:currency="USD" office:value="1694.3396" calcext:value-type="currency">
            <text:p>$1 694,3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773" calcext:value-type="float">
            <text:p>773</text:p>
          </table:table-cell>
          <table:table-cell/>
          <table:table-cell table:formula="of:=[.H44]+[.G4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455.6604" calcext:value-type="currency">
            <text:p>$455,66</text:p>
          </table:table-cell>
          <table:table-cell table:style-name="ce22" table:formula="of:=[.A45]*budgetjour-[.N45]" office:value-type="currency" office:currency="USD" office:value="1744.3396" calcext:value-type="currency">
            <text:p>$1 744,3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773" calcext:value-type="float">
            <text:p>773</text:p>
          </table:table-cell>
          <table:table-cell/>
          <table:table-cell table:formula="of:=[.H45]+[.G4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455.6604" calcext:value-type="currency">
            <text:p>$455,66</text:p>
          </table:table-cell>
          <table:table-cell table:style-name="ce22" table:formula="of:=[.A46]*budgetjour-[.N46]" office:value-type="currency" office:currency="USD" office:value="1794.3396" calcext:value-type="currency">
            <text:p>$1 794,3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773" calcext:value-type="float">
            <text:p>773</text:p>
          </table:table-cell>
          <table:table-cell/>
          <table:table-cell table:formula="of:=[.H46]+[.G4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455.6604" calcext:value-type="currency">
            <text:p>$455,66</text:p>
          </table:table-cell>
          <table:table-cell table:style-name="ce22" table:formula="of:=[.A47]*budgetjour-[.N47]" office:value-type="currency" office:currency="USD" office:value="1844.3396" calcext:value-type="currency">
            <text:p>$1 844,3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773" calcext:value-type="float">
            <text:p>773</text:p>
          </table:table-cell>
          <table:table-cell/>
          <table:table-cell table:formula="of:=[.H47]+[.G4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455.6604" calcext:value-type="currency">
            <text:p>$455,66</text:p>
          </table:table-cell>
          <table:table-cell table:style-name="ce22" table:formula="of:=[.A48]*budgetjour-[.N48]" office:value-type="currency" office:currency="USD" office:value="1894.3396" calcext:value-type="currency">
            <text:p>$1 894,3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773" calcext:value-type="float">
            <text:p>773</text:p>
          </table:table-cell>
          <table:table-cell/>
          <table:table-cell table:formula="of:=[.H48]+[.G4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455.6604" calcext:value-type="currency">
            <text:p>$455,66</text:p>
          </table:table-cell>
          <table:table-cell table:style-name="ce22" table:formula="of:=[.A49]*budgetjour-[.N49]" office:value-type="currency" office:currency="USD" office:value="1944.3396" calcext:value-type="currency">
            <text:p>$1 944,3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773" calcext:value-type="float">
            <text:p>773</text:p>
          </table:table-cell>
          <table:table-cell/>
          <table:table-cell table:formula="of:=[.H49]+[.G5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455.6604" calcext:value-type="currency">
            <text:p>$455,66</text:p>
          </table:table-cell>
          <table:table-cell table:style-name="ce22" table:formula="of:=[.A50]*budgetjour-[.N50]" office:value-type="currency" office:currency="USD" office:value="1994.3396" calcext:value-type="currency">
            <text:p>$1 994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773" calcext:value-type="float">
            <text:p>773</text:p>
          </table:table-cell>
          <table:table-cell/>
          <table:table-cell table:formula="of:=[.H50]+[.G5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455.6604" calcext:value-type="currency">
            <text:p>$455,66</text:p>
          </table:table-cell>
          <table:table-cell table:style-name="ce22" table:formula="of:=[.A51]*budgetjour-[.N51]" office:value-type="currency" office:currency="USD" office:value="2044.3396" calcext:value-type="currency">
            <text:p>$2 044,3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773" calcext:value-type="float">
            <text:p>773</text:p>
          </table:table-cell>
          <table:table-cell/>
          <table:table-cell table:formula="of:=[.H51]+[.G5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455.6604" calcext:value-type="currency">
            <text:p>$455,66</text:p>
          </table:table-cell>
          <table:table-cell table:style-name="ce22" table:formula="of:=[.A52]*budgetjour-[.N52]" office:value-type="currency" office:currency="USD" office:value="2094.3396" calcext:value-type="currency">
            <text:p>$2 094,3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773" calcext:value-type="float">
            <text:p>773</text:p>
          </table:table-cell>
          <table:table-cell/>
          <table:table-cell table:formula="of:=[.H52]+[.G5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455.6604" calcext:value-type="currency">
            <text:p>$455,66</text:p>
          </table:table-cell>
          <table:table-cell table:style-name="ce22" table:formula="of:=[.A53]*budgetjour-[.N53]" office:value-type="currency" office:currency="USD" office:value="2144.3396" calcext:value-type="currency">
            <text:p>$2 144,3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773" calcext:value-type="float">
            <text:p>773</text:p>
          </table:table-cell>
          <table:table-cell/>
          <table:table-cell table:formula="of:=[.H53]+[.G5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455.6604" calcext:value-type="currency">
            <text:p>$455,66</text:p>
          </table:table-cell>
          <table:table-cell table:style-name="ce22" table:formula="of:=[.A54]*budgetjour-[.N54]" office:value-type="currency" office:currency="USD" office:value="2194.3396" calcext:value-type="currency">
            <text:p>$2 194,3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773" calcext:value-type="float">
            <text:p>773</text:p>
          </table:table-cell>
          <table:table-cell/>
          <table:table-cell table:formula="of:=[.H54]+[.G5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455.6604" calcext:value-type="currency">
            <text:p>$455,66</text:p>
          </table:table-cell>
          <table:table-cell table:style-name="ce22" table:formula="of:=[.A55]*budgetjour-[.N55]" office:value-type="currency" office:currency="USD" office:value="2244.3396" calcext:value-type="currency">
            <text:p>$2 244,3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773" calcext:value-type="float">
            <text:p>773</text:p>
          </table:table-cell>
          <table:table-cell/>
          <table:table-cell table:formula="of:=[.H55]+[.G5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455.6604" calcext:value-type="currency">
            <text:p>$455,66</text:p>
          </table:table-cell>
          <table:table-cell table:style-name="ce22" table:formula="of:=[.A56]*budgetjour-[.N56]" office:value-type="currency" office:currency="USD" office:value="2294.3396" calcext:value-type="currency">
            <text:p>$2 294,3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773" calcext:value-type="float">
            <text:p>773</text:p>
          </table:table-cell>
          <table:table-cell/>
          <table:table-cell table:formula="of:=[.H56]+[.G5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455.6604" calcext:value-type="currency">
            <text:p>$455,66</text:p>
          </table:table-cell>
          <table:table-cell table:style-name="ce22" table:formula="of:=[.A57]*budgetjour-[.N57]" office:value-type="currency" office:currency="USD" office:value="2344.3396" calcext:value-type="currency">
            <text:p>$2 344,3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773" calcext:value-type="float">
            <text:p>773</text:p>
          </table:table-cell>
          <table:table-cell/>
          <table:table-cell table:formula="of:=[.H57]+[.G5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455.6604" calcext:value-type="currency">
            <text:p>$455,66</text:p>
          </table:table-cell>
          <table:table-cell table:style-name="ce22" table:formula="of:=[.A58]*budgetjour-[.N58]" office:value-type="currency" office:currency="USD" office:value="2394.3396" calcext:value-type="currency">
            <text:p>$2 394,3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773" calcext:value-type="float">
            <text:p>773</text:p>
          </table:table-cell>
          <table:table-cell/>
          <table:table-cell table:formula="of:=[.H58]+[.G5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455.6604" calcext:value-type="currency">
            <text:p>$455,66</text:p>
          </table:table-cell>
          <table:table-cell table:style-name="ce22" table:formula="of:=[.A59]*budgetjour-[.N59]" office:value-type="currency" office:currency="USD" office:value="2444.3396" calcext:value-type="currency">
            <text:p>$2 444,3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773" calcext:value-type="float">
            <text:p>773</text:p>
          </table:table-cell>
          <table:table-cell/>
          <table:table-cell table:formula="of:=[.H59]+[.G6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455.6604" calcext:value-type="currency">
            <text:p>$455,66</text:p>
          </table:table-cell>
          <table:table-cell table:style-name="ce22" table:formula="of:=[.A60]*budgetjour-[.N60]" office:value-type="currency" office:currency="USD" office:value="2494.3396" calcext:value-type="currency">
            <text:p>$2 494,3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773" calcext:value-type="float">
            <text:p>773</text:p>
          </table:table-cell>
          <table:table-cell/>
          <table:table-cell table:formula="of:=[.H60]+[.G6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455.6604" calcext:value-type="currency">
            <text:p>$455,66</text:p>
          </table:table-cell>
          <table:table-cell table:style-name="ce22" table:formula="of:=[.A61]*budgetjour-[.N61]" office:value-type="currency" office:currency="USD" office:value="2544.3396" calcext:value-type="currency">
            <text:p>$2 544,3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773" calcext:value-type="float">
            <text:p>773</text:p>
          </table:table-cell>
          <table:table-cell/>
          <table:table-cell table:formula="of:=[.H61]+[.G6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455.6604" calcext:value-type="currency">
            <text:p>$455,66</text:p>
          </table:table-cell>
          <table:table-cell table:style-name="ce22" table:formula="of:=[.A62]*budgetjour-[.N62]" office:value-type="currency" office:currency="USD" office:value="2594.3396" calcext:value-type="currency">
            <text:p>$2 594,3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773" calcext:value-type="float">
            <text:p>773</text:p>
          </table:table-cell>
          <table:table-cell/>
          <table:table-cell table:formula="of:=[.H62]+[.G6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455.6604" calcext:value-type="currency">
            <text:p>$455,66</text:p>
          </table:table-cell>
          <table:table-cell table:style-name="ce22" table:formula="of:=[.A63]*budgetjour-[.N63]" office:value-type="currency" office:currency="USD" office:value="2644.3396" calcext:value-type="currency">
            <text:p>$2 644,3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773" calcext:value-type="float">
            <text:p>773</text:p>
          </table:table-cell>
          <table:table-cell/>
          <table:table-cell table:formula="of:=[.H63]+[.G6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455.6604" calcext:value-type="currency">
            <text:p>$455,66</text:p>
          </table:table-cell>
          <table:table-cell table:style-name="ce22" table:formula="of:=[.A64]*budgetjour-[.N64]" office:value-type="currency" office:currency="USD" office:value="2694.3396" calcext:value-type="currency">
            <text:p>$2 694,3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773" calcext:value-type="float">
            <text:p>773</text:p>
          </table:table-cell>
          <table:table-cell/>
          <table:table-cell table:formula="of:=[.H64]+[.G6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455.6604" calcext:value-type="currency">
            <text:p>$455,66</text:p>
          </table:table-cell>
          <table:table-cell table:style-name="ce22" table:formula="of:=[.A65]*budgetjour-[.N65]" office:value-type="currency" office:currency="USD" office:value="2744.3396" calcext:value-type="currency">
            <text:p>$2 744,3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773" calcext:value-type="float">
            <text:p>773</text:p>
          </table:table-cell>
          <table:table-cell/>
          <table:table-cell table:formula="of:=[.H65]+[.G6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455.6604" calcext:value-type="currency">
            <text:p>$455,66</text:p>
          </table:table-cell>
          <table:table-cell table:style-name="ce22" table:formula="of:=[.A66]*budgetjour-[.N66]" office:value-type="currency" office:currency="USD" office:value="2794.3396" calcext:value-type="currency">
            <text:p>$2 794,3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773" calcext:value-type="float">
            <text:p>773</text:p>
          </table:table-cell>
          <table:table-cell/>
          <table:table-cell table:formula="of:=[.H66]+[.G6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455.6604" calcext:value-type="currency">
            <text:p>$455,66</text:p>
          </table:table-cell>
          <table:table-cell table:style-name="ce22" table:formula="of:=[.A67]*budgetjour-[.N67]" office:value-type="currency" office:currency="USD" office:value="2844.3396" calcext:value-type="currency">
            <text:p>$2 844,3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773" calcext:value-type="float">
            <text:p>773</text:p>
          </table:table-cell>
          <table:table-cell/>
          <table:table-cell table:formula="of:=[.H67]+[.G6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455.6604" calcext:value-type="currency">
            <text:p>$455,66</text:p>
          </table:table-cell>
          <table:table-cell table:style-name="ce22" table:formula="of:=[.A68]*budgetjour-[.N68]" office:value-type="currency" office:currency="USD" office:value="2894.3396" calcext:value-type="currency">
            <text:p>$2 894,3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773" calcext:value-type="float">
            <text:p>773</text:p>
          </table:table-cell>
          <table:table-cell/>
          <table:table-cell table:formula="of:=[.H68]+[.G6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455.6604" calcext:value-type="currency">
            <text:p>$455,66</text:p>
          </table:table-cell>
          <table:table-cell table:style-name="ce22" table:formula="of:=[.A69]*budgetjour-[.N69]" office:value-type="currency" office:currency="USD" office:value="2944.3396" calcext:value-type="currency">
            <text:p>$2 944,3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773" calcext:value-type="float">
            <text:p>773</text:p>
          </table:table-cell>
          <table:table-cell/>
          <table:table-cell table:formula="of:=[.H69]+[.G7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455.6604" calcext:value-type="currency">
            <text:p>$455,66</text:p>
          </table:table-cell>
          <table:table-cell table:style-name="ce22" table:formula="of:=[.A70]*budgetjour-[.N70]" office:value-type="currency" office:currency="USD" office:value="2994.3396" calcext:value-type="currency">
            <text:p>$2 994,3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773" calcext:value-type="float">
            <text:p>773</text:p>
          </table:table-cell>
          <table:table-cell/>
          <table:table-cell table:formula="of:=[.H70]+[.G7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455.6604" calcext:value-type="currency">
            <text:p>$455,66</text:p>
          </table:table-cell>
          <table:table-cell table:style-name="ce22" table:formula="of:=[.A71]*budgetjour-[.N71]" office:value-type="currency" office:currency="USD" office:value="3044.3396" calcext:value-type="currency">
            <text:p>$3 044,3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773" calcext:value-type="float">
            <text:p>773</text:p>
          </table:table-cell>
          <table:table-cell/>
          <table:table-cell table:formula="of:=[.H71]+[.G7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455.6604" calcext:value-type="currency">
            <text:p>$455,66</text:p>
          </table:table-cell>
          <table:table-cell table:style-name="ce22" table:formula="of:=[.A72]*budgetjour-[.N72]" office:value-type="currency" office:currency="USD" office:value="3094.3396" calcext:value-type="currency">
            <text:p>$3 094,3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773" calcext:value-type="float">
            <text:p>773</text:p>
          </table:table-cell>
          <table:table-cell/>
          <table:table-cell table:formula="of:=[.H72]+[.G7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455.6604" calcext:value-type="currency">
            <text:p>$455,66</text:p>
          </table:table-cell>
          <table:table-cell table:style-name="ce22" table:formula="of:=[.A73]*budgetjour-[.N73]" office:value-type="currency" office:currency="USD" office:value="3144.3396" calcext:value-type="currency">
            <text:p>$3 144,3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773" calcext:value-type="float">
            <text:p>773</text:p>
          </table:table-cell>
          <table:table-cell/>
          <table:table-cell table:formula="of:=[.H73]+[.G7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455.6604" calcext:value-type="currency">
            <text:p>$455,66</text:p>
          </table:table-cell>
          <table:table-cell table:style-name="ce22" table:formula="of:=[.A74]*budgetjour-[.N74]" office:value-type="currency" office:currency="USD" office:value="3194.3396" calcext:value-type="currency">
            <text:p>$3 194,3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773" calcext:value-type="float">
            <text:p>773</text:p>
          </table:table-cell>
          <table:table-cell/>
          <table:table-cell table:formula="of:=[.H74]+[.G7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455.6604" calcext:value-type="currency">
            <text:p>$455,66</text:p>
          </table:table-cell>
          <table:table-cell table:style-name="ce22" table:formula="of:=[.A75]*budgetjour-[.N75]" office:value-type="currency" office:currency="USD" office:value="3244.3396" calcext:value-type="currency">
            <text:p>$3 244,3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773" calcext:value-type="float">
            <text:p>773</text:p>
          </table:table-cell>
          <table:table-cell/>
          <table:table-cell table:formula="of:=[.H75]+[.G7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455.6604" calcext:value-type="currency">
            <text:p>$455,66</text:p>
          </table:table-cell>
          <table:table-cell table:style-name="ce22" table:formula="of:=[.A76]*budgetjour-[.N76]" office:value-type="currency" office:currency="USD" office:value="3294.3396" calcext:value-type="currency">
            <text:p>$3 294,3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773" calcext:value-type="float">
            <text:p>773</text:p>
          </table:table-cell>
          <table:table-cell/>
          <table:table-cell table:formula="of:=[.H76]+[.G7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455.6604" calcext:value-type="currency">
            <text:p>$455,66</text:p>
          </table:table-cell>
          <table:table-cell table:style-name="ce22" table:formula="of:=[.A77]*budgetjour-[.N77]" office:value-type="currency" office:currency="USD" office:value="3344.3396" calcext:value-type="currency">
            <text:p>$3 344,3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773" calcext:value-type="float">
            <text:p>773</text:p>
          </table:table-cell>
          <table:table-cell/>
          <table:table-cell table:formula="of:=[.H77]+[.G7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455.6604" calcext:value-type="currency">
            <text:p>$455,66</text:p>
          </table:table-cell>
          <table:table-cell table:style-name="ce22" table:formula="of:=[.A78]*budgetjour-[.N78]" office:value-type="currency" office:currency="USD" office:value="3394.3396" calcext:value-type="currency">
            <text:p>$3 394,3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773" calcext:value-type="float">
            <text:p>773</text:p>
          </table:table-cell>
          <table:table-cell/>
          <table:table-cell table:formula="of:=[.H78]+[.G7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455.6604" calcext:value-type="currency">
            <text:p>$455,66</text:p>
          </table:table-cell>
          <table:table-cell table:style-name="ce22" table:formula="of:=[.A79]*budgetjour-[.N79]" office:value-type="currency" office:currency="USD" office:value="3444.3396" calcext:value-type="currency">
            <text:p>$3 444,3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773" calcext:value-type="float">
            <text:p>773</text:p>
          </table:table-cell>
          <table:table-cell/>
          <table:table-cell table:formula="of:=[.H79]+[.G8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455.6604" calcext:value-type="currency">
            <text:p>$455,66</text:p>
          </table:table-cell>
          <table:table-cell table:style-name="ce22" table:formula="of:=[.A80]*budgetjour-[.N80]" office:value-type="currency" office:currency="USD" office:value="3494.3396" calcext:value-type="currency">
            <text:p>$3 494,3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773" calcext:value-type="float">
            <text:p>773</text:p>
          </table:table-cell>
          <table:table-cell/>
          <table:table-cell table:formula="of:=[.H80]+[.G8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455.6604" calcext:value-type="currency">
            <text:p>$455,66</text:p>
          </table:table-cell>
          <table:table-cell table:style-name="ce22" table:formula="of:=[.A81]*budgetjour-[.N81]" office:value-type="currency" office:currency="USD" office:value="3544.3396" calcext:value-type="currency">
            <text:p>$3 544,3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773" calcext:value-type="float">
            <text:p>773</text:p>
          </table:table-cell>
          <table:table-cell/>
          <table:table-cell table:formula="of:=[.H81]+[.G8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455.6604" calcext:value-type="currency">
            <text:p>$455,66</text:p>
          </table:table-cell>
          <table:table-cell table:style-name="ce22" table:formula="of:=[.A82]*budgetjour-[.N82]" office:value-type="currency" office:currency="USD" office:value="3594.3396" calcext:value-type="currency">
            <text:p>$3 594,3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773" calcext:value-type="float">
            <text:p>773</text:p>
          </table:table-cell>
          <table:table-cell/>
          <table:table-cell table:formula="of:=[.H82]+[.G8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455.6604" calcext:value-type="currency">
            <text:p>$455,66</text:p>
          </table:table-cell>
          <table:table-cell table:style-name="ce22" table:formula="of:=[.A83]*budgetjour-[.N83]" office:value-type="currency" office:currency="USD" office:value="3644.3396" calcext:value-type="currency">
            <text:p>$3 644,3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773" calcext:value-type="float">
            <text:p>773</text:p>
          </table:table-cell>
          <table:table-cell/>
          <table:table-cell table:formula="of:=[.H83]+[.G8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455.6604" calcext:value-type="currency">
            <text:p>$455,66</text:p>
          </table:table-cell>
          <table:table-cell table:style-name="ce22" table:formula="of:=[.A84]*budgetjour-[.N84]" office:value-type="currency" office:currency="USD" office:value="3694.3396" calcext:value-type="currency">
            <text:p>$3 694,3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773" calcext:value-type="float">
            <text:p>773</text:p>
          </table:table-cell>
          <table:table-cell/>
          <table:table-cell table:formula="of:=[.H84]+[.G8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455.6604" calcext:value-type="currency">
            <text:p>$455,66</text:p>
          </table:table-cell>
          <table:table-cell table:style-name="ce22" table:formula="of:=[.A85]*budgetjour-[.N85]" office:value-type="currency" office:currency="USD" office:value="3744.3396" calcext:value-type="currency">
            <text:p>$3 744,3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773" calcext:value-type="float">
            <text:p>773</text:p>
          </table:table-cell>
          <table:table-cell/>
          <table:table-cell table:formula="of:=[.H85]+[.G86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455.6604" calcext:value-type="currency">
            <text:p>$455,66</text:p>
          </table:table-cell>
          <table:table-cell table:style-name="ce22" table:formula="of:=[.A86]*budgetjour-[.N86]" office:value-type="currency" office:currency="USD" office:value="3794.3396" calcext:value-type="currency">
            <text:p>$3 794,3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773" calcext:value-type="float">
            <text:p>773</text:p>
          </table:table-cell>
          <table:table-cell/>
          <table:table-cell table:formula="of:=[.H86]+[.G87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455.6604" calcext:value-type="currency">
            <text:p>$455,66</text:p>
          </table:table-cell>
          <table:table-cell table:style-name="ce22" table:formula="of:=[.A87]*budgetjour-[.N87]" office:value-type="currency" office:currency="USD" office:value="3844.3396" calcext:value-type="currency">
            <text:p>$3 844,3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773" calcext:value-type="float">
            <text:p>773</text:p>
          </table:table-cell>
          <table:table-cell/>
          <table:table-cell table:formula="of:=[.H87]+[.G88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455.6604" calcext:value-type="currency">
            <text:p>$455,66</text:p>
          </table:table-cell>
          <table:table-cell table:style-name="ce22" table:formula="of:=[.A88]*budgetjour-[.N88]" office:value-type="currency" office:currency="USD" office:value="3894.3396" calcext:value-type="currency">
            <text:p>$3 894,3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773" calcext:value-type="float">
            <text:p>773</text:p>
          </table:table-cell>
          <table:table-cell/>
          <table:table-cell table:formula="of:=[.H88]+[.G89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455.6604" calcext:value-type="currency">
            <text:p>$455,66</text:p>
          </table:table-cell>
          <table:table-cell table:style-name="ce22" table:formula="of:=[.A89]*budgetjour-[.N89]" office:value-type="currency" office:currency="USD" office:value="3944.3396" calcext:value-type="currency">
            <text:p>$3 944,3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773" calcext:value-type="float">
            <text:p>773</text:p>
          </table:table-cell>
          <table:table-cell/>
          <table:table-cell table:formula="of:=[.H89]+[.G90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455.6604" calcext:value-type="currency">
            <text:p>$455,66</text:p>
          </table:table-cell>
          <table:table-cell table:style-name="ce22" table:formula="of:=[.A90]*budgetjour-[.N90]" office:value-type="currency" office:currency="USD" office:value="3994.3396" calcext:value-type="currency">
            <text:p>$3 994,3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773" calcext:value-type="float">
            <text:p>773</text:p>
          </table:table-cell>
          <table:table-cell/>
          <table:table-cell table:formula="of:=[.H90]+[.G91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455.6604" calcext:value-type="currency">
            <text:p>$455,66</text:p>
          </table:table-cell>
          <table:table-cell table:style-name="ce22" table:formula="of:=[.A91]*budgetjour-[.N91]" office:value-type="currency" office:currency="USD" office:value="4044.3396" calcext:value-type="currency">
            <text:p>$4 044,3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773" calcext:value-type="float">
            <text:p>773</text:p>
          </table:table-cell>
          <table:table-cell/>
          <table:table-cell table:formula="of:=[.H91]+[.G92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455.6604" calcext:value-type="currency">
            <text:p>$455,66</text:p>
          </table:table-cell>
          <table:table-cell table:style-name="ce22" table:formula="of:=[.A92]*budgetjour-[.N92]" office:value-type="currency" office:currency="USD" office:value="4094.3396" calcext:value-type="currency">
            <text:p>$4 094,3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773" calcext:value-type="float">
            <text:p>773</text:p>
          </table:table-cell>
          <table:table-cell/>
          <table:table-cell table:formula="of:=[.H92]+[.G93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455.6604" calcext:value-type="currency">
            <text:p>$455,66</text:p>
          </table:table-cell>
          <table:table-cell table:style-name="ce22" table:formula="of:=[.A93]*budgetjour-[.N93]" office:value-type="currency" office:currency="USD" office:value="4144.3396" calcext:value-type="currency">
            <text:p>$4 144,3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773" calcext:value-type="float">
            <text:p>773</text:p>
          </table:table-cell>
          <table:table-cell/>
          <table:table-cell table:formula="of:=[.H93]+[.G94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455.6604" calcext:value-type="currency">
            <text:p>$455,66</text:p>
          </table:table-cell>
          <table:table-cell table:style-name="ce22" table:formula="of:=[.A94]*budgetjour-[.N94]" office:value-type="currency" office:currency="USD" office:value="4194.3396" calcext:value-type="currency">
            <text:p>$4 194,3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773" calcext:value-type="float">
            <text:p>773</text:p>
          </table:table-cell>
          <table:table-cell/>
          <table:table-cell table:formula="of:=[.H94]+[.G95]" office:value-type="float" office:value="2086" calcext:value-type="float">
            <text:p>2086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455.6604" calcext:value-type="currency">
            <text:p>$455,66</text:p>
          </table:table-cell>
          <table:table-cell table:style-name="ce22" table:formula="of:=[.A95]*budgetjour-[.N95]" office:value-type="currency" office:currency="USD" office:value="4244.3396" calcext:value-type="currency">
            <text:p>$4 244,34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17:11:4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20:53:48.260000000</dc:date>
    <meta:editing-duration>P13DT9H11M32S</meta:editing-duration>
    <meta:editing-cycles>176</meta:editing-cycles>
    <meta:generator>LibreOffice/7.3.0.3$Windows_X86_64 LibreOffice_project/0f246aa12d0eee4a0f7adcefbf7c878fc2238db3</meta:generator>
    <meta:document-statistic meta:table-count="4" meta:cell-count="1073" meta:object-count="0"/>
    <meta:user-defined meta:name="Info 1"/>
    <meta:user-defined meta:name="Info 2"/>
    <meta:user-defined meta:name="Info 3"/>
    <meta:user-defined meta:name="Info 4"/>
  </office:meta>
</office:document-meta>
</file>